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10">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ausative Verbs</text:span></text:span><text:line-break/><text:line-break/><text:span text:style-name="Strong_20_Emphasis">1. What is a causative verb?</text:span><text:line-break/><text:span text:style-name="Strong_20_Emphasis">Causative verbs</text:span> are used to describe a person or thing that <text:span text:style-name="Strong_20_Emphasis"><text:span text:style-name="Emphasis">causes</text:span></text:span><text:span text:style-name="Strong_20_Emphasis"> an action to happen.</text:span> The most common causative verbs are <text:span text:style-name="Emphasis">let, make, have, get</text:span>, and <text:span text:style-name="Emphasis">help</text:span>.<text:line-break/><text:line-break/>These verbs can be used in any tense. When you use a causative verb, however, there is a grammatically correct way to structure (organize) your sentence. <text:line-break/><text:line-break/><text:span text:style-name="Strong_20_Emphasis">2. Examples of Causative Verbs</text:span><text:line-break/><text:span text:style-name="Emphasis">Example 1-</text:span>I wish my dad would <text:span text:style-name="Strong_20_Emphasis">let</text:span> <text:span text:style-name="Emphasis">me</text:span> <text:span text:style-name="T1">go</text:span> to the party.</text:p>
      <text:list xml:id="list2685914878" text:style-name="L1">
        <text:list-item>
          <text:p text:style-name="P12">The correct pattern for the <text:span text:style-name="Strong_20_Emphasis">causative verb</text:span> “let” is “Let” + person/thing + base verb.</text:p>
        </text:list-item>
        <text:list-item>
          <text:p text:style-name="P12">Does this sentence follow the pattern? Let’s see.</text:p>
        </text:list-item>
        <text:list-item>
          <text:p text:style-name="P12">Do we see the causative verb <text:span text:style-name="Strong_20_Emphasis">let</text:span>? Yes.</text:p>
        </text:list-item>
        <text:list-item>
          <text:p text:style-name="P12">Is it followed by a person? Yes, it’s followed by <text:span text:style-name="Emphasis">me</text:span>.</text:p>
        </text:list-item>
        <text:list-item>
          <text:p text:style-name="P12">Is the person (<text:span text:style-name="Emphasis">me</text:span>) followed by a base verb? Yes, it’s followed by <text:span text:style-name="T1">go</text:span>.</text:p>
        </text:list-item>
        <text:list-item>
          <text:p text:style-name="P2">This sentence correctly uses the <text:span text:style-name="Strong_20_Emphasis">causative verb</text:span> “let.”</text:p>
        </text:list-item>
      </text:list>
      <text:p text:style-name="Text_20_body"><text:line-break/><text:span text:style-name="Emphasis">Example 2-</text:span><text:line-break/>Joseph’s mom <text:span text:style-name="Strong_20_Emphasis">made</text:span> <text:span text:style-name="Emphasis">him</text:span> <text:span text:style-name="T1">take</text:span> out the trash.</text:p>
      <text:list xml:id="list656207085" text:style-name="L2">
        <text:list-item>
          <text:p text:style-name="P3">The correct pattern for the <text:span text:style-name="Strong_20_Emphasis">causative verb</text:span> “make” is “Make” + person + base verb.</text:p>
        </text:list-item>
      </text:list>
      <text:p text:style-name="Text_20_body"><text:line-break/><text:span text:style-name="Strong_20_Emphasis">3. Types of Causative Verbs</text:span><text:line-break/><text:span text:style-name="Strong_20_Emphasis">a. “Let”</text:span><text:line-break/><text:span text:style-name="Strong_20_Emphasis">The causative verb “let” is used to express that we’ve given someone permission to do something. Sentences using the causative verb “let” generally follow this pattern:</text:span></text:p>
      <text:list xml:id="list4171476987" text:style-name="L3">
        <text:list-item>
          <text:p text:style-name="P4"><text:span text:style-name="Strong_20_Emphasis"><text:span text:style-name="Emphasis"><text:span text:style-name="T1">“Let” + Person/thing + Base form of verb</text:span></text:span></text:span></text:p>
        </text:list-item>
      </text:list>
      <text:p text:style-name="Text_20_body">The base form of a verb, also simply called a <text:span text:style-name="Strong_20_Emphasis">base verb</text:span>, is the basic, plain version of a verb that you would find in the dictionary, such as <text:span text:style-name="Emphasis">play, jump, run, sing, drive</text:span>, and <text:span text:style-name="Emphasis">kick</text:span>.<text:line-break/>Example:<text:line-break/>Mom <text:span text:style-name="Strong_20_Emphasis">let</text:span> <text:span text:style-name="Emphasis">my brother</text:span> <text:span text:style-name="T1">drive</text:span> the car.<text:line-break/><text:line-break/><text:span text:style-name="Strong_20_Emphasis">Two less common causative verbs, “permit” and “allow” are synonyms of “let.” These two causative verbs follow a similar pattern:</text:span></text:p>
      <text:list xml:id="list3190139154" text:style-name="L4">
        <text:list-item>
          <text:p text:style-name="P5"><text:span text:style-name="Strong_20_Emphasis"><text:span text:style-name="Emphasis"><text:span text:style-name="T1">“Permit” or “Allow” + Person/thing + Infinitive form of verb</text:span></text:span></text:span></text:p>
        </text:list-item>
      </text:list>
      <text:p text:style-name="Text_20_body">The infinitive form of a verb, also called an <text:span text:style-name="Strong_20_Emphasis">infinitive</text:span>, is just the base verb with the word “to” in front of it, such as <text:span text:style-name="Emphasis">to play, to jump, to run, to sing, to drive</text:span>, and <text:span text:style-name="Emphasis">to kick</text:span>.<text:line-break/>Example:<text:line-break/>My school does not <text:span text:style-name="Strong_20_Emphasis">permit</text:span> <text:span text:style-name="Emphasis">the students</text:span> <text:span text:style-name="T1">to wear</text:span> flip flops.<text:line-break/><text:line-break/><text:span text:style-name="Strong_20_Emphasis">b. “Make”</text:span><text:line-break/><text:span text:style-name="Strong_20_Emphasis">The causative verb “make” is used to express that someone has forced someone else to do something. With “make,” we use the following pattern:</text:span></text:p>
      <text:list xml:id="list2991490129" text:style-name="L5">
        <text:list-item>
          <text:p text:style-name="P6"><text:span text:style-name="Strong_20_Emphasis"><text:span text:style-name="Emphasis"><text:span text:style-name="T1">“Make” + person + base verb</text:span></text:span></text:span></text:p>
        </text:list-item>
      </text:list>
      <text:p text:style-name="Text_20_body">Example:<text:line-break/>My mom <text:span text:style-name="Strong_20_Emphasis">made</text:span> <text:span text:style-name="Emphasis">me</text:span> <text:span text:style-name="T1">clean</text:span> my room before the party.<text:line-break/><text:line-break/>“<text:span text:style-name="Strong_20_Emphasis">Force” and “require” are two less common causative verbs that have the same meaning as “make.” They follow a similar pattern:</text:span></text:p>
      <text:list xml:id="list295513406" text:style-name="L6">
        <text:list-item>
          <text:p text:style-name="P7"><text:span text:style-name="Strong_20_Emphasis"><text:span text:style-name="Emphasis"><text:span text:style-name="T1">“Force” or “Require” + person + infinitive</text:span></text:span></text:span></text:p>
        </text:list-item>
      </text:list>
      <text:p text:style-name="Text_20_body">Example:<text:line-break/>The law <text:span text:style-name="Strong_20_Emphasis">requires</text:span> <text:span text:style-name="Emphasis">everyone</text:span><text:span text:style-name="T1"> to wear</text:span> a seatbelt in the car.<text:line-break/><text:line-break/><text:span text:style-name="Strong_20_Emphasis">c. “Have”</text:span><text:line-break/><text:span text:style-name="Strong_20_Emphasis">The causative verb “have” is used to explain that we’re going to get someone else to do something. There are two different patterns we can use with the causative verb “have.”</text:span><text:line-break/><text:span text:style-name="Strong_20_Emphasis">T</text:span><text:span text:style-name="Strong_20_Emphasis"><text:span text:style-name="Emphasis"><text:span text:style-name="T1">he first pattern is:</text:span></text:span></text:span></text:p>
      <text:list xml:id="list3273171472" text:style-name="L7">
        <text:list-item>
          <text:p text:style-name="P8"><text:span text:style-name="Strong_20_Emphasis"><text:span text:style-name="Emphasis"><text:span text:style-name="T1">“Have” + person + base verb</text:span></text:span></text:span></text:p>
        </text:list-item>
      </text:list>
      <text:p text:style-name="Text_20_body">Example:<text:line-break/>I’ll <text:span text:style-name="Strong_20_Emphasis">have</text:span> <text:span text:style-name="Emphasis">my mom</text:span> <text:span text:style-name="T1">call</text:span> your mom and ask if you can come over.<text:line-break/><text:line-break/>T<text:span text:style-name="Strong_20_Emphasis">he second pattern for the causative verb “have” is:</text:span></text:p>
      <text:list xml:id="list3082098478" text:style-name="L8">
        <text:list-item>
          <text:p text:style-name="P9"><text:span text:style-name="Strong_20_Emphasis"><text:span text:style-name="Emphasis"><text:span text:style-name="T1">Have + thing +past participle of verb</text:span></text:span></text:span></text:p>
        </text:list-item>
      </text:list>
      <text:p text:style-name="Text_20_body">A <text:span text:style-name="Strong_20_Emphasis">past participle</text:span> is the base verb with an “ed” ending, such as <text:span text:style-name="Emphasis">played, jumped, painted, watched</text:span>, or <text:span text:style-name="Emphasis">cried</text:span>. (NOTE: This is only true for <text:span text:style-name="Strong_20_Emphasis">regular verbs</text:span>, which follow a regular pattern. <text:span text:style-name="Strong_20_Emphasis">Irregular verbs</text:span> don’t follow this pattern and have different endings: <text:span text:style-name="Emphasis">drove, ran, sang</text:span>, etc.)<text:line-break/>Example:<text:line-break/>I need to <text:span text:style-name="Strong_20_Emphasis">have</text:span> <text:span text:style-name="Emphasis">my car</text:span> <text:span text:style-name="T1">washed</text:span>.<text:line-break/><text:line-break/>Both patterns for the causative verb “have” explain that you’re going to get someone else to do something. However, the first pattern is used when you’re explaining exactly who is going to do the action. The second pattern is used when you aren’t sure who’s going to do the action.<text:line-break/><text:line-break/><text:span text:style-name="Strong_20_Emphasis">d. “Get”</text:span><text:line-break/><text:span text:style-name="Strong_20_Emphasis">We use the causative verb “get” to describe convincing or encouraging someone to do something. It follows this pattern:</text:span></text:p>
      <text:list xml:id="list49800963" text:style-name="L9">
        <text:list-item>
          <text:p text:style-name="P10"><text:span text:style-name="Strong_20_Emphasis"><text:span text:style-name="Emphasis"><text:span text:style-name="T1">Get + person + infinitive</text:span></text:span></text:span></text:p>
        </text:list-item>
      </text:list>
      <text:p text:style-name="Text_20_body">Example:<text:line-break/>How can I <text:span text:style-name="Strong_20_Emphasis">get</text:span> <text:span text:style-name="Emphasis">my sister</text:span> <text:span text:style-name="T1">to do</text:span> my chores?<text:line-break/><text:line-break/><text:span text:style-name="Strong_20_Emphasis">e. “Help”</text:span><text:line-break/><text:span text:style-name="Strong_20_Emphasis">The causative verb “help” is used when someone assists someone else in completing a task. There are two correct patterns for the causative verb “help.” You can use either one of the following:</text:span></text:p>
      <text:list xml:id="list895227956" text:style-name="L10">
        <text:list-item>
          <text:p text:style-name="P13"><text:span text:style-name="Strong_20_Emphasis"><text:span text:style-name="Emphasis"><text:span text:style-name="T1">Help + person + base verb</text:span></text:span></text:span></text:p>
        </text:list-item>
        <text:list-item>
          <text:p text:style-name="P11"><text:soft-page-break/><text:span text:style-name="Strong_20_Emphasis"><text:span text:style-name="Emphasis"><text:span text:style-name="T1">Help + person + infinitive</text:span></text:span></text:span></text:p>
        </text:list-item>
      </text:list>
      <text:p text:style-name="Text_20_body">Although both of these patterns are correct, the first one (the base verb instead of the infinitive) is more common.<text:line-break/><text:line-break/>Example 1:<text:line-break/>My mom <text:span text:style-name="Strong_20_Emphasis">helps</text:span> <text:span text:style-name="Emphasis">me</text:span> <text:span text:style-name="T1">complete</text:span> my homework.<text:line-break/>Example 2:<text:line-break/>My mom <text:span text:style-name="Strong_20_Emphasis">helps</text:span> <text:span text:style-name="Emphasis">me</text:span> <text:span text:style-name="T1">to complete</text:span> my homework.<text:line-break/><text:line-break/>Both of these sentences are grammatically correct, but most people would agree that the first version of the sentence sounds more natural.<text:line-break/>Remember that causative verbs are used to explain that someone or something causes an action to happen. You can use any form of the verb, but you do need to organize your sentences cor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4182e87</dc:title>
    <meta:initial-creator>Etherpad</meta:initial-creator>
    <dc:creator>Etherpad</dc:creator>
    <meta:document-statistic meta:table-count="0" meta:image-count="0" meta:object-count="0" meta:page-count="2" meta:paragraph-count="27" meta:word-count="788" meta:character-count="4322" meta:non-whitespace-character-count="3561"/>
    <meta:generator>LibreOffice/6.2.8.2$Linux_X86_64 LibreOffice_project/20$Build-2</meta:generator>
    <meta:user-defined meta:name=""/>
  </office:meta>
</office:document-meta>
</file>